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049in" fo:margin-left="0.0875in" fo:margin-right="0in" table:align="margins"/>
    </style:style>
    <style:style style:name="Table2.A" style:family="table-column">
      <style:table-column-properties style:column-width="1.3646in" style:rel-column-width="1965*"/>
    </style:style>
    <style:style style:name="Table2.B" style:family="table-column">
      <style:table-column-properties style:column-width="5.2403in" style:rel-column-width="75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strategy of testing is following:</text:p>
      <text:p text:style-name="Standard"/>
      <text:list xml:id="list406484038108706476" text:style-name="L1">
        <text:list-item>
          <text:p text:style-name="P1">I open the page and start it's exploration (Exploratory test)</text:p>
        </text:list-item>
        <text:list-item>
          <text:p text:style-name="P1">I don`t click any button or link till I get the bottom of the page </text:p>
        </text:list-item>
        <text:list-item>
          <text:p text:style-name="P1">I divide the page on several blocks and write simple test cases </text:p>
        </text:list-item>
        <text:list-item>
          <text:p text:style-name="P1">One by one I realize my instruction moving to the bottom, to check not only if every link open at the correct page (Functional testing), but also how long it downloads (Performence testing)</text:p>
        </text:list-item>
        <text:list-item>
          <text:p text:style-name="P1">Checking pages, I don't move more than 1 page from the testing page.</text:p>
        </text:list-item>
        <text:list-item>
          <text:p text:style-name="P1">I perform selection field verification by partial calculation of all positions and recalculation at the selected group in order to verify work of filter </text:p>
        </text:list-item>
        <text:list-item>
          <text:p text:style-name="P1">I pass every picture by cursor in order be sure tha it not a link</text:p>
        </text:list-item>
        <text:list-item>
          <text:p text:style-name="P1">I check every picture, text block and other elements if it looks well.</text:p>
        </text:list-item>
        <text:list-item>
          <text:p text:style-name="P2">Change size of browser window and verify how elements look at small sized picture</text:p>
        </text:list-item>
        <text:list-item>
          <text:p text:style-name="P2">At this point I am usually at the end of the page, I move up and check if nothing of my instructions was missed.</text:p>
        </text:list-item>
        <text:list-item>
          <text:p text:style-name="P2">Then I check meta data of the page using developr tools, mainly Tittle and Description, (important for google range of site). I haven't found description on this pages of this site, but title and a property exist.</text:p>
        </text:list-item>
        <text:list-item>
          <text:p text:style-name="P1">Then I open this page in anothor browser to check Browser Comatibility of the page and verify how it looks. Selection of browser according to population as is following: Chrome, Edge, FireFox and Safary(I have virtula mashine on my PC with Installed Mac OS)</text:p>
          <text:p text:style-name="P1"><text:s text:c="2"/></text:p>
        </text:list-item>
      </text:list>
      <text:p text:style-name="Standard"/>
      <text:p text:style-name="Standard"/>
      <text:p text:style-name="Standard">Test Case #1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itle</text:p>
          </table:table-cell>
          <table:table-cell table:style-name="Table2.B1" office:value-type="string">
            <text:p text:style-name="Table_20_Contents">Filter verifycation</text:p>
          </table:table-cell>
        </table:table-row>
        <table:table-row>
          <table:table-cell table:style-name="Table2.A2" office:value-type="string">
            <text:p text:style-name="Table_20_Contents">Summery</text:p>
          </table:table-cell>
          <table:table-cell table:style-name="Table2.B2" office:value-type="string">
            <text:p text:style-name="Table_20_Contents">Verify, that select menu "By team" = "Engineering" <text:s text:c="2"/>and select menu "By city" = "Redwood City" shows three positions.</text:p>
          </table:table-cell>
        </table:table-row>
        <table:table-row>
          <table:table-cell table:style-name="Table2.A2" office:value-type="string">
            <text:p text:style-name="Table_20_Contents">Priority </text:p>
          </table:table-cell>
          <table:table-cell table:style-name="Table2.B2" office:value-type="string">
            <text:p text:style-name="Table_20_Contents">middle</text:p>
          </table:table-cell>
        </table:table-row>
        <table:table-row>
          <table:table-cell table:style-name="Table2.A2" office:value-type="string">
            <text:p text:style-name="Table_20_Contents">Pre-conditions</text:p>
          </table:table-cell>
          <table:table-cell table:style-name="Table2.B2" office:value-type="string">
            <text:p text:style-name="Table_20_Contents">Both select menues, and open positions are visible. <text:s text:c="2"/>Stable connection with internet.</text:p>
          </table:table-cell>
        </table:table-row>
        <table:table-row>
          <table:table-cell table:style-name="Table2.A2" office:value-type="string">
            <text:p text:style-name="Table_20_Contents">Initial data</text:p>
          </table:table-cell>
          <table:table-cell table:style-name="Table2.B2" office:value-type="string">
            <text:p text:style-name="Table_20_Contents">It known that, that total amount of Engineerning open position in Redwood City is 3 items</text:p>
          </table:table-cell>
        </table:table-row>
        <table:table-row>
          <table:table-cell table:style-name="Table2.A2" office:value-type="string">
            <text:p text:style-name="Table_20_Contents">Steps </text:p>
          </table:table-cell>
          <table:table-cell table:style-name="Table2.B2" office:value-type="string">
            <text:p text:style-name="Table_20_Contents">1. Navigate to the page "<text:a xlink:type="simple" xlink:href="https://opengov.com/careers" text:style-name="Internet_20_link" text:visited-style-name="Visited_20_Internet_20_Link">https://opengov.com/careers</text:a>"</text:p>
            <text:p text:style-name="Table_20_Contents">2. Move to the header "Current Openings"</text:p>
            <text:p text:style-name="Table_20_Contents">3. Select at the left menu "Engineering"</text:p>
            <text:p text:style-name="Table_20_Contents">4. Select at the right menu "Red Wood"</text:p>
            <text:p text:style-name="Table_20_Contents">5. Calculate amount of position</text:p>
            <text:p text:style-name="Table_20_Contents">6. Compare them <text:s/>with expected one</text:p>
          </table:table-cell>
        </table:table-row>
        <table:table-row>
          <table:table-cell table:style-name="Table2.A2" office:value-type="string">
            <text:p text:style-name="Table_20_Contents">Excpected result</text:p>
          </table:table-cell>
          <table:table-cell table:style-name="Table2.B2" office:value-type="string">
            <text:p text:style-name="Table_20_Contents">3 positions. Director of Quality Assurence, Senior Software Engineer, Senior Sofware Engineer-Platform</text:p>
          </table:table-cell>
        </table:table-row>
        <table:table-row>
          <table:table-cell table:style-name="Table2.A2" office:value-type="string">
            <text:p text:style-name="Table_20_Contents">Status</text:p>
          </table:table-cell>
          <table:table-cell table:style-name="Table2.B2" office:value-type="string">
            <text:p text:style-name="Table_20_Contents">Passed</text:p>
          </table:table-cell>
        </table:table-row>
        <table:table-row>
          <table:table-cell table:style-name="Table2.A2" office:value-type="string">
            <text:p text:style-name="Table_20_Contents">Commets</text:p>
          </table:table-cell>
          <table:table-cell table:style-name="Table2.B2" office:value-type="string">
            <text:p text:style-name="Table_20_Contents">No comm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9S</meta:editing-duration>
    <meta:editing-cycles>7</meta:editing-cycles>
    <meta:generator>OpenOffice/4.1.3$Win32 OpenOffice.org_project/413m1$Build-9783</meta:generator>
    <dc:date>2017-06-16T09:42:04.14</dc:date>
    <dc:creator>Dmitry Ognev</dc:creator>
    <meta:document-statistic meta:table-count="1" meta:image-count="0" meta:object-count="0" meta:page-count="1" meta:paragraph-count="38" meta:word-count="390" meta:character-count="2232"/>
    <meta:user-defined meta:name="Info 1"/>
    <meta:user-defined meta:name="Info 2"/>
    <meta:user-defined meta:name="Info 3"/>
    <meta:user-defined meta:name="Info 4"/>
  </office:meta>
</office:document-meta>
</file>